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b85" officeooo:paragraph-rsid="001b1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Resource Manager Cheat Sheet</text:p>
      <text:p text:style-name="P1"><text:tab/>Azure Resource Manager (ARM) is a service that allows you to manage Azure resources. </text:p>
      <text:p text:style-name="P1"><text:tab/><text:tab/>Apply Management features. Access Controls, Locks, Tags</text:p>
      <text:p text:style-name="P1"><text:tab/><text:tab/>Writing Infrastructure as Code (IaC) via JSON Templates</text:p>
      <text:p text:style-name="P1"><text:tab/>ARM is a service layer that spans multiple features and services: Subscriptions, Management Groups, Resource Groups, Resource Providers, Resource Locks, Azure Blueprints, Resource Tags, Access Control (IAM), Role-Based Access Control(RBAC), Azure Policies, ARM Templates</text:p>
      <text:p text:style-name="P1"><text:tab/>Think of Azure Resource Manager (ARM) as a gate keeper. </text:p>
      <text:p text:style-name="P1"><text:tab/><text:tab/>All requests flow through ARM and it decides whether that request can be performed on a resource. </text:p>
      <text:p text:style-name="P1"><text:tab/>Scope is a boundary of control for azure resources. It is a way to govern your resource by placing resources within a logical grouping and applying logical restrictions in the form of rules. </text:p>
      <text:p text:style-name="P1"><text:tab/><text:tab/>Management Groups – A logical grouping of multiple subscriptions. </text:p>
      <text:p text:style-name="P1"><text:tab/><text:tab/><text:tab/>Subscriptions – grants you access to Azure services based on a billing and support agreement</text:p>
      <text:p text:style-name="P1"><text:tab/><text:tab/><text:tab/><text:tab/>Resource Groups – A logical grouping of multiple resources</text:p>
      <text:p text:style-name="P1"><text:tab/><text:tab/><text:tab/><text:tab/><text:tab/>Resources – An azure service eg. Azure Vms</text:p>
      <text:p text:style-name="P1"><text:tab/>An Azure Account can have multiple subscriptions and the most common three are: Free Trial, Pay-as-you-go, Azure for students</text:p>
      <text:p text:style-name="P1"><text:tab/>Resource Providers is a list of possible services with an Azure, some services are registered by default and other needs to explicitly registered. </text:p>
      <text:p text:style-name="P1"><text:tab/>Resource Tags is a key and value pair that you can assign to azure resources</text:p>
      <text:p text:style-name="P1"><text:tab/><text:tab/>CanNotDelete – (Delete) authorized users can still read and modify a resource, but they can’t delete the resource. </text:p>
      <text:p text:style-name="P1"><text:tab/><text:tab/>ReadOnly (Read-Only) authorized users can read a resource, but they can’t delete or update the resource</text:p>
      <text:p text:style-name="P1"><text:tab/>Blueprints enable quick creation of governed subscriptions. </text:p>
      <text:p text:style-name="P1"><text:tab/><text:tab/>Nearly everything that you want to include for deployment in Azure Blueprints can be accomplished with an ARM templat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43:06.678115442</meta:creation-date>
    <dc:date>2022-04-01T15:57:30.082680578</dc:date>
    <meta:editing-duration>PT2M23S</meta:editing-duration>
    <meta:editing-cycles>1</meta:editing-cycles>
    <meta:document-statistic meta:table-count="0" meta:image-count="0" meta:object-count="0" meta:page-count="1" meta:paragraph-count="19" meta:word-count="281" meta:character-count="1882" meta:non-whitespace-character-count="1572"/>
    <meta:generator>LibreOffice/6.4.7.2$Linux_X86_64 LibreOffice_project/40$Build-2</meta:generator>
  </office:meta>
</office:document-meta>
</file>